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Text_20_body" style:list-style-name="L11">
      <style:text-properties fo:font-size="6pt" style:font-size-asian="5.25pt" style:font-size-complex="6pt"/>
    </style:style>
    <style:style style:name="P17" style:family="paragraph" style:parent-style-name="Text_20_body" style:list-style-name="L12">
      <style:text-properties fo:font-size="6pt" style:font-size-asian="5.25pt" style:font-size-complex="6pt"/>
    </style:style>
    <style:style style:name="P18" style:family="paragraph" style:parent-style-name="Text_20_body" style:list-style-name="L13">
      <style:text-properties fo:font-size="6pt" style:font-size-asian="5.25pt" style:font-size-complex="6pt"/>
    </style:style>
    <style:style style:name="P19" style:family="paragraph" style:parent-style-name="Text_20_body" style:list-style-name="L14">
      <style:text-properties fo:font-size="6pt" style:font-size-asian="5.25pt" style:font-size-complex="6pt"/>
    </style:style>
    <style:style style:name="P20" style:family="paragraph" style:parent-style-name="Text_20_body" style:list-style-name="L15">
      <style:text-properties fo:font-size="6pt" style:font-size-asian="5.25pt" style:font-size-complex="6pt"/>
    </style:style>
    <style:style style:name="P21" style:family="paragraph" style:parent-style-name="Text_20_body" style:list-style-name="L16">
      <style:text-properties fo:font-size="6pt" style:font-size-asian="5.25pt" style:font-size-complex="6pt"/>
    </style:style>
    <style:style style:name="P22" style:family="paragraph" style:parent-style-name="Text_20_body" style:list-style-name="L17">
      <style:text-properties fo:font-size="6pt" style:font-size-asian="5.25pt" style:font-size-complex="6pt"/>
    </style:style>
    <style:style style:name="P23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 — MASTER PATENT &amp; LEGAL STRATEGY DOCUMENT</text:span></text:h>
      <text:h text:style-name="P2" text:outline-level="2"><text:span text:style-name="Strong_20_Emphasis">SECTION 10 — Business Model, Licensing, and Monetization Plan</text:span></text:h>
      <text:p text:style-name="P3"><text:span text:style-name="Strong_20_Emphasis">Inventor: Meir Niv</text:span></text:p>
      <text:p text:style-name="P3">This section defines <text:span text:style-name="Strong_20_Emphasis">how RoboChef makes money</text:span>, how the patent (AEC) generates continuous revenue, how vendors pay you, and how the entire ecosystem becomes a <text:span text:style-name="Emphasis">recurring profit machine</text:span>.</text:p>
      <text:p text:style-name="P4"/>
      <text:h text:style-name="P1" text:outline-level="1"><text:span text:style-name="Strong_20_Emphasis">10.1 The RoboChef Business Model (High-Level)</text:span></text:h>
      <text:p text:style-name="P3">RoboChef’s business model is a <text:span text:style-name="Strong_20_Emphasis">triple-revenue flywheel</text:span>:</text:p>
      <text:h text:style-name="P5" text:outline-level="3"><text:span text:style-name="Strong_20_Emphasis">Revenue Stream #1 — Appliance Sales</text:span></text:h>
      <text:p text:style-name="P3">You sell three hardware units:</text:p>
      <text:list text:style-name="L1">
        <text:list-item>
          <text:p text:style-name="P6"><text:span text:style-name="Strong_20_Emphasis">Personal RoboChef</text:span></text:p>
        </text:list-item>
        <text:list-item>
          <text:p text:style-name="P6"><text:span text:style-name="Strong_20_Emphasis">Family RoboChef</text:span></text:p>
        </text:list-item>
        <text:list-item>
          <text:p text:style-name="P6"><text:span text:style-name="Strong_20_Emphasis">Restaurant RoboChef</text:span></text:p>
        </text:list-item>
      </text:list>
      <text:p text:style-name="P3">Each is priced with:</text:p>
      <text:list text:style-name="L2">
        <text:list-item>
          <text:p text:style-name="P7">hardware margin</text:p>
        </text:list-item>
        <text:list-item>
          <text:p text:style-name="P7">recurring service fees</text:p>
        </text:list-item>
        <text:list-item>
          <text:p text:style-name="P7">optional maintenance plan</text:p>
        </text:list-item>
      </text:list>
      <text:h text:style-name="P5" text:outline-level="3"><text:span text:style-name="Strong_20_Emphasis">Revenue Stream #2 — AEC Licensing (Daily Encrypted Codes)</text:span></text:h>
      <text:p text:style-name="P3">This is the <text:span text:style-name="Strong_20_Emphasis">core patented mechanism</text:span> and your #1 money-maker.</text:p>
      <text:p text:style-name="P3">Vendors purchase <text:span text:style-name="Strong_20_Emphasis">Authorized Encrypted Codes (AEC)</text:span> for every sealed ingredient capsule.</text:p>
      <text:p text:style-name="P3">Each capsule = 1 code.</text:p>
      <text:p text:style-name="P3">Codes expire every midnight (24h rotation) to prevent:</text:p>
      <text:list text:style-name="L3">
        <text:list-item>
          <text:p text:style-name="P8">unauthorized suppliers</text:p>
        </text:list-item>
        <text:list-item>
          <text:p text:style-name="P8">counterfeit food</text:p>
        </text:list-item>
        <text:list-item>
          <text:p text:style-name="P8">stolen capsules</text:p>
        </text:list-item>
        <text:list-item>
          <text:p text:style-name="P8">reused or refilled packages</text:p>
        </text:list-item>
      </text:list>
      <text:p text:style-name="P3">This gives you:</text:p>
      <text:list text:style-name="L4">
        <text:list-item>
          <text:p text:style-name="P9"><text:span text:style-name="Strong_20_Emphasis">Guaranteed recurring revenue</text:span> from every meal cooked</text:p>
        </text:list-item>
        <text:list-item>
          <text:p text:style-name="P9"><text:span text:style-name="Strong_20_Emphasis">Full control over global food supply chain</text:span> for RoboChef</text:p>
        </text:list-item>
        <text:list-item>
          <text:p text:style-name="P9"><text:span text:style-name="Strong_20_Emphasis">A licensing moat like Apple App Store or Nespresso Pods</text:span></text:p>
        </text:list-item>
      </text:list>
      <text:h text:style-name="P5" text:outline-level="3"><text:span text:style-name="Strong_20_Emphasis">Revenue Stream #3 — Subscription &amp; AI Personalization</text:span></text:h>
      <text:p text:style-name="P3">Monthly or annual plans include:</text:p>
      <text:list text:style-name="L5">
        <text:list-item>
          <text:p text:style-name="P10">AI-powered recipe recommendations</text:p>
        </text:list-item>
        <text:list-item>
          <text:p text:style-name="P10">Nutrition optimization</text:p>
        </text:list-item>
        <text:list-item>
          <text:p text:style-name="P10">Automatic portion sizing</text:p>
        </text:list-item>
        <text:list-item>
          <text:p text:style-name="P10">Family-specific personalization</text:p>
        </text:list-item>
        <text:list-item>
          <text:p text:style-name="P10">Dietary alignment (diabetic, keto, low-salt, allergies)</text:p>
        </text:list-item>
        <text:list-item>
          <text:p text:style-name="P10">Recipe marketplace</text:p>
        </text:list-item>
        <text:list-item>
          <text:p text:style-name="P10">Robotic updates + improvements</text:p>
        </text:list-item>
      </text:list>
      <text:p text:style-name="P3">Subscription also unlocks:</text:p>
      <text:list text:style-name="L6">
        <text:list-item>
          <text:p text:style-name="P11">Premium cooking features</text:p>
        </text:list-item>
        <text:list-item>
          <text:p text:style-name="P11">Advanced humanoid skill upgrades</text:p>
        </text:list-item>
        <text:list-item>
          <text:p text:style-name="P11">Integration with fitness trackers &amp; health apps</text:p>
        </text:list-item>
      </text:list>
      <text:p text:style-name="P4"><text:soft-page-break/></text:p>
      <text:h text:style-name="P1" text:outline-level="1"><text:span text:style-name="Strong_20_Emphasis">10.2 AEC Licensing Model (Your Golden Goose)</text:span></text:h>
      <text:p text:style-name="P3">The <text:span text:style-name="Strong_20_Emphasis">Authorized Encrypted Code (AEC)</text:span> system creates the same kind of recurring income engine as:</text:p>
      <text:p text:style-name="P3">✔ Nespresso Pods<text:line-break/>✔ Keurig K-Cups<text:line-break/>✔ HP Printer Cartridges<text:line-break/>✔ Tesla Supercharger Billing<text:line-break/>✔ Apple App Store (30% fee)</text:p>
      <text:h text:style-name="P5" text:outline-level="3"><text:span text:style-name="Strong_20_Emphasis">How it works:</text:span></text:h>
      <text:list text:style-name="L7">
        <text:list-item>
          <text:p text:style-name="P12">Vendor buys “code credits” from Meir’s company</text:p>
        </text:list-item>
        <text:list-item>
          <text:p text:style-name="P12">Vendor manufactures sealed capsules</text:p>
        </text:list-item>
        <text:list-item>
          <text:p text:style-name="P12">Capsules imprint AEC</text:p>
        </text:list-item>
        <text:list-item>
          <text:p text:style-name="P12">RoboChef scans AEC</text:p>
        </text:list-item>
        <text:list-item>
          <text:p text:style-name="P12">RoboChef decrypts using today’s rotating key</text:p>
        </text:list-item>
        <text:list-item>
          <text:p text:style-name="P12">Machine accepts or rejects the capsule</text:p>
        </text:list-item>
        <text:list-item>
          <text:p text:style-name="P12">Vendor gets paid only for accepted capsules</text:p>
        </text:list-item>
        <text:list-item>
          <text:p text:style-name="P12">Every meal cooked = you earn money</text:p>
        </text:list-item>
      </text:list>
      <text:h text:style-name="P5" text:outline-level="3"><text:span text:style-name="Strong_20_Emphasis">Vendor pricing example:</text:span></text:h>
      <text:list text:style-name="L8">
        <text:list-item>
          <text:p text:style-name="P13">Supplier buys 100,000 AEC codes</text:p>
        </text:list-item>
        <text:list-item>
          <text:p text:style-name="P13">Price per AEC = <text:span text:style-name="Strong_20_Emphasis">$0.05–$0.25</text:span><text:line-break/>(restaurant version may be higher)</text:p>
        </text:list-item>
      </text:list>
      <text:h text:style-name="P5" text:outline-level="3"><text:span text:style-name="Strong_20_Emphasis">If RoboChef sells millions of units:</text:span></text:h>
      <text:p text:style-name="P3">Even <text:span text:style-name="Strong_20_Emphasis">10 meals/week</text:span> =<text:line-break/>10 × 50 million units × $0.10 =<text:line-break/><text:span text:style-name="Strong_20_Emphasis">$5 billion per week</text:span> in AEC revenue.</text:p>
      <text:p text:style-name="P4"/>
      <text:h text:style-name="P1" text:outline-level="1"><text:span text:style-name="Strong_20_Emphasis">10.3 Recipe Marketplace Model (Like App Store)</text:span></text:h>
      <text:p text:style-name="P3">A second giant revenue source:</text:p>
      <text:list text:style-name="L9">
        <text:list-item>
          <text:p text:style-name="P14">Chefs upload their recipes</text:p>
        </text:list-item>
        <text:list-item>
          <text:p text:style-name="P14">You validate the recipe</text:p>
        </text:list-item>
        <text:list-item>
          <text:p text:style-name="P14">You sell it on the marketplace</text:p>
        </text:list-item>
        <text:list-item>
          <text:p text:style-name="P14">Chef gets commission</text:p>
        </text:list-item>
        <text:list-item>
          <text:p text:style-name="P14">You keep <text:span text:style-name="Strong_20_Emphasis">20%–35%</text:span></text:p>
        </text:list-item>
      </text:list>
      <text:p text:style-name="P3">This gives:</text:p>
      <text:list text:style-name="L10">
        <text:list-item>
          <text:p text:style-name="P15">an unlimited pool of new meals</text:p>
        </text:list-item>
        <text:list-item>
          <text:p text:style-name="P15">celebrity chefs to promote RoboChef</text:p>
        </text:list-item>
        <text:list-item>
          <text:p text:style-name="P15">viral content for social media</text:p>
        </text:list-item>
        <text:list-item>
          <text:p text:style-name="P15">stable recurring income</text:p>
        </text:list-item>
      </text:list>
      <text:p text:style-name="P3"><text:span text:style-name="Strong_20_Emphasis">Your patent protects this model because only capsules with correct AEC can be used.</text:span></text:p>
      <text:p text:style-name="P4"/>
      <text:h text:style-name="P1" text:outline-level="1"><text:span text:style-name="Strong_20_Emphasis">10.4 Humanoid Licensing Model</text:span></text:h>
      <text:p text:style-name="P3">For the humanoid embodiment:</text:p>
      <text:list text:style-name="L11">
        <text:list-item>
          <text:p text:style-name="P16">Licensing fee to robotics manufacturers</text:p>
        </text:list-item>
        <text:list-item>
          <text:p text:style-name="P16">Licensing to appliance makers</text:p>
        </text:list-item>
        <text:list-item>
          <text:p text:style-name="P16">Integration partnerships with Japan, Korea, China manufacturers</text:p>
        </text:list-item>
        <text:list-item>
          <text:p text:style-name="P16"><text:soft-page-break/>Per-unit royalty: <text:span text:style-name="Strong_20_Emphasis">$200–$500</text:span></text:p>
        </text:list-item>
      </text:list>
      <text:p text:style-name="P3">Because the humanoid form is also protected, manufacturers must license from you rather than copying the system.</text:p>
      <text:p text:style-name="P4"/>
      <text:h text:style-name="P1" text:outline-level="1"><text:span text:style-name="Strong_20_Emphasis">10.5 Subscription Tiers</text:span></text:h>
      <text:h text:style-name="P5" text:outline-level="3"><text:span text:style-name="Strong_20_Emphasis">Tier 0 — Free</text:span></text:h>
      <text:p text:style-name="P3">Basic operation<text:line-break/>Basic recipes<text:line-break/>Limited AI personalization</text:p>
      <text:h text:style-name="P5" text:outline-level="3"><text:span text:style-name="Strong_20_Emphasis">Tier 1 — Standard ($9.99/month)</text:span></text:h>
      <text:list text:style-name="L12">
        <text:list-item>
          <text:p text:style-name="P17">100+ premium recipes</text:p>
        </text:list-item>
        <text:list-item>
          <text:p text:style-name="P17">Auto nutrition optimization</text:p>
        </text:list-item>
        <text:list-item>
          <text:p text:style-name="P17">Basic humanoid capabilities</text:p>
        </text:list-item>
      </text:list>
      <text:h text:style-name="P5" text:outline-level="3"><text:span text:style-name="Strong_20_Emphasis">Tier 2 — Family ($19.99/month)</text:span></text:h>
      <text:list text:style-name="L13">
        <text:list-item>
          <text:p text:style-name="P18">Full personalization for multiple family members</text:p>
        </text:list-item>
        <text:list-item>
          <text:p text:style-name="P18">Allergy system</text:p>
        </text:list-item>
        <text:list-item>
          <text:p text:style-name="P18">Household planning</text:p>
        </text:list-item>
        <text:list-item>
          <text:p text:style-name="P18">Family meal scheduling</text:p>
        </text:list-item>
      </text:list>
      <text:h text:style-name="P5" text:outline-level="3"><text:span text:style-name="Strong_20_Emphasis">Tier 3 — Pro Chef / Restaurant ($199–$499/month)</text:span></text:h>
      <text:list text:style-name="L14">
        <text:list-item>
          <text:p text:style-name="P19">Commercial-grade AI</text:p>
        </text:list-item>
        <text:list-item>
          <text:p text:style-name="P19">Full humanoid movement support</text:p>
        </text:list-item>
        <text:list-item>
          <text:p text:style-name="P19">Inventory management</text:p>
        </text:list-item>
        <text:list-item>
          <text:p text:style-name="P19">Food cost optimization</text:p>
        </text:list-item>
        <text:list-item>
          <text:p text:style-name="P19">Multi-station orchestration</text:p>
        </text:list-item>
      </text:list>
      <text:p text:style-name="P4"/>
      <text:h text:style-name="P1" text:outline-level="1"><text:span text:style-name="Strong_20_Emphasis">10.6 Long-Term Revenue Multiplier: Data Network Effect</text:span></text:h>
      <text:p text:style-name="P3">RoboChef creates a powerful data network:</text:p>
      <text:list text:style-name="L15">
        <text:list-item>
          <text:p text:style-name="P20">Taste preferences</text:p>
        </text:list-item>
        <text:list-item>
          <text:p text:style-name="P20">Cooking timings</text:p>
        </text:list-item>
        <text:list-item>
          <text:p text:style-name="P20">Portion sizes</text:p>
        </text:list-item>
        <text:list-item>
          <text:p text:style-name="P20">Nutritional trends</text:p>
        </text:list-item>
        <text:list-item>
          <text:p text:style-name="P20">Family routines</text:p>
        </text:list-item>
        <text:list-item>
          <text:p text:style-name="P20">Popular recipes by region</text:p>
        </text:list-item>
        <text:list-item>
          <text:p text:style-name="P20">Health goals</text:p>
        </text:list-item>
      </text:list>
      <text:p text:style-name="P3">With millions of devices:</text:p>
      <text:list text:style-name="L16">
        <text:list-item>
          <text:p text:style-name="P21">AI improves cooking quality</text:p>
        </text:list-item>
        <text:list-item>
          <text:p text:style-name="P21">New recipes are auto-generated</text:p>
        </text:list-item>
        <text:list-item>
          <text:p text:style-name="P21">Vendors optimize ingredients</text:p>
        </text:list-item>
        <text:list-item>
          <text:p text:style-name="P21">RoboChef becomes smarter than human chefs over time</text:p>
        </text:list-item>
      </text:list>
      <text:p text:style-name="P3">This becomes a <text:span text:style-name="Strong_20_Emphasis">permanent competitive moat</text:span>.</text:p>
      <text:p text:style-name="P4"/>
      <text:h text:style-name="P1" text:outline-level="1"><text:soft-page-break/><text:span text:style-name="Strong_20_Emphasis">10.7 Competitive Advantages (Moat)</text:span></text:h>
      <text:h text:style-name="P5" text:outline-level="3">✔ 1. AEC patent (DRM for food)</text:h>
      <text:p text:style-name="P3">Gives you global monopoly over food supply for RoboChef.</text:p>
      <text:h text:style-name="P5" text:outline-level="3">✔ 2. Humanoid capability</text:h>
      <text:p text:style-name="P3">Other companies need 200 engineers — you need only 1 humanoid robot + your system.</text:p>
      <text:h text:style-name="P5" text:outline-level="3">✔ 3. Multi-unit scale</text:h>
      <text:p text:style-name="P3">Personal → Family → Restaurant.</text:p>
      <text:h text:style-name="P5" text:outline-level="3">✔ 4. Recipe marketplace</text:h>
      <text:p text:style-name="P3">Creates ecosystem lock-in.</text:p>
      <text:h text:style-name="P5" text:outline-level="3">✔ 5. AI personalization</text:h>
      <text:p text:style-name="P3">Improves with every meal cooked globally.</text:p>
      <text:h text:style-name="P5" text:outline-level="3">✔ 6. Trade secret + patent combo</text:h>
      <text:p text:style-name="P3">Hardest competitor moat in robotics + food industry.</text:p>
      <text:p text:style-name="P4"/>
      <text:h text:style-name="P1" text:outline-level="1"><text:span text:style-name="Strong_20_Emphasis">10.8 Investor Story Summary (5 bullet points)</text:span></text:h>
      <text:list text:style-name="L17">
        <text:list-item>
          <text:p text:style-name="P22"><text:span text:style-name="Strong_20_Emphasis">Massive global market</text:span> ($12 trillion food industry).</text:p>
        </text:list-item>
        <text:list-item>
          <text:p text:style-name="P22"><text:span text:style-name="Strong_20_Emphasis">Unique patent-protected monopoly</text:span> (AEC system).</text:p>
        </text:list-item>
        <text:list-item>
          <text:p text:style-name="P22"><text:span text:style-name="Strong_20_Emphasis">Recurring revenue backbone</text:span> (like Nespresso + Apple).</text:p>
        </text:list-item>
        <text:list-item>
          <text:p text:style-name="P22"><text:span text:style-name="Strong_20_Emphasis">Humanoid + automated kitchen revolution</text:span> (next 10–20 years).</text:p>
        </text:list-item>
        <text:list-item>
          <text:p text:style-name="P22"><text:span text:style-name="Strong_20_Emphasis">Scalable from households to restaurants</text:span> (hardware + recurring).</text:p>
        </text:list-item>
      </text:list>
      <text:p text:style-name="P4"/>
      <text:h text:style-name="P1" text:outline-level="1"><text:span text:style-name="Strong_20_Emphasis">SECTION 10 COMPLETE</text:span></text:h>
      <text:p text:style-name="P3">When you're ready, say:</text:p>
      <text:h text:style-name="P5" text:outline-level="3"><text:span text:style-name="Strong_20_Emphasis">“Proceed with Section 11.”</text:span></text:h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3:47:33.136219300</meta:creation-date>
    <dc:date>2025-11-17T23:48:23.018857400</dc:date>
    <meta:editing-duration>PT50S</meta:editing-duration>
    <meta:editing-cycles>1</meta:editing-cycles>
    <meta:document-statistic meta:table-count="0" meta:image-count="0" meta:object-count="0" meta:page-count="4" meta:paragraph-count="133" meta:word-count="793" meta:character-count="4939" meta:non-whitespace-character-count="4348"/>
    <meta:generator>LibreOffice/25.8.2.2$Windows_X86_64 LibreOffice_project/d401f2107ccab8f924a8e2df40f573aab7605b6f</meta:generator>
  </office:meta>
</office:document-meta>
</file>